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66cc" officeooo:paragraph-rsid="00046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man2 --&gt; Firmware/Tools/sitl_gazebo/models</text:p>
      <text:p text:style-name="Standard">human_v2.world --&gt; Firmware/Tools/sitl_gazebo/worlds</text:p>
      <text:p text:style-name="Standard"/>
      <text:p text:style-name="Standard">roscd swarm tab </text:p>
      <text:p text:style-name="Standard">code .</text:p>
      <text:p text:style-name="Standard"/>
      <text:p text:style-name="Standard">model 위치 바꿔준다.</text:p>
      <text:p text:style-name="Standard"/>
      <text:p text:style-name="Standard"/>
      <text:p text:style-name="P1">사람 2명 할때</text:p>
      <text:p text:style-name="P1"/>
      <text:p text:style-name="P1">추가 해준</text:p>
      <text:p text:style-name="Standard">&lt;model name='man2_0'&gt;</text:p>
      <text:p text:style-name="Standard"><text:s text:c="6"/>&lt;link name='link_0'&gt;</text:p>
      <text:p text:style-name="Standard"><text:s text:c="8"/>&lt;inertial&gt;</text:p>
      <text:p text:style-name="Standard"><text:s text:c="10"/>&lt;mass&gt;1&lt;/mass&gt;</text:p>
      <text:p text:style-name="Standard"><text:s text:c="10"/>&lt;inertia&gt;</text:p>
      <text:p text:style-name="Standard"><text:s text:c="12"/>&lt;ixx&gt;0.166667&lt;/ixx&gt;</text:p>
      <text:p text:style-name="Standard"><text:s text:c="12"/>&lt;ixy&gt;0&lt;/ixy&gt;</text:p>
      <text:p text:style-name="Standard"><text:s text:c="12"/>&lt;ixz&gt;0&lt;/ixz&gt;</text:p>
      <text:p text:style-name="Standard"><text:s text:c="12"/>&lt;iyy&gt;0.166667&lt;/iyy&gt;</text:p>
      <text:p text:style-name="Standard"><text:s text:c="12"/>&lt;iyz&gt;0&lt;/iyz&gt;</text:p>
      <text:p text:style-name="Standard"><text:s text:c="12"/>&lt;izz&gt;0.166667&lt;/izz&gt;</text:p>
      <text:p text:style-name="Standard"><text:s text:c="10"/>&lt;/inertia&gt;</text:p>
      <text:p text:style-name="Standard"><text:s text:c="8"/>&lt;/inertial&gt;</text:p>
      <text:p text:style-name="Standard"><text:s text:c="8"/>&lt;visual name='visual'&gt;</text:p>
      <text:p text:style-name="Standard"><text:s text:c="10"/>&lt;geometry&gt;</text:p>
      <text:p text:style-name="Standard"><text:s text:c="12"/>&lt;mesh&gt;</text:p>
      <text:p text:style-name="Standard"><text:s text:c="14"/>&lt;uri&gt;model://man2/meshes/man2.dae&lt;/uri&gt;</text:p>
      <text:p text:style-name="Standard"><text:s text:c="14"/>&lt;scale&gt;51 51 51&lt;/scale&gt;</text:p>
      <text:p text:style-name="Standard"><text:s text:c="12"/>&lt;/mesh&gt;</text:p>
      <text:p text:style-name="Standard"><text:s text:c="10"/>&lt;/geometry&gt;</text:p>
      <text:p text:style-name="Standard"><text:s text:c="10"/>&lt;material&gt;</text:p>
      <text:p text:style-name="Standard"><text:s text:c="12"/>&lt;script&gt;</text:p>
      <text:p text:style-name="Standard"><text:s text:c="14"/>&lt;uri&gt;model://man2/materials/scripts&lt;/uri&gt;</text:p>
      <text:p text:style-name="Standard"><text:s text:c="14"/>&lt;uri&gt;model://man2/materials/textures&lt;/uri&gt;</text:p>
      <text:p text:style-name="Standard"><text:s text:c="14"/>&lt;name&gt;People/Man2&lt;/name&gt;</text:p>
      <text:p text:style-name="Standard"><text:s text:c="12"/>&lt;/script&gt;</text:p>
      <text:p text:style-name="Standard"><text:s text:c="12"/>&lt;lighting&gt;0&lt;/lighting&gt;</text:p>
      <text:p text:style-name="Standard"><text:s text:c="10"/>&lt;/material&gt;</text:p>
      <text:p text:style-name="Standard"><text:s text:c="8"/>&lt;/visual&gt;</text:p>
      <text:p text:style-name="Standard"><text:s text:c="8"/>&lt;self_collide&gt;0&lt;/self_collide&gt;</text:p>
      <text:p text:style-name="Standard"><text:s text:c="8"/>&lt;enable_wind&gt;0&lt;/enable_wind&gt;</text:p>
      <text:p text:style-name="Standard"><text:s text:c="8"/>&lt;kinematic&gt;0&lt;/kinematic&gt;</text:p>
      <text:p text:style-name="Standard"><text:s text:c="6"/>&lt;/link&gt;</text:p>
      <text:p text:style-name="Standard"><text:s text:c="6"/>&lt;static&gt;1&lt;/static&gt;</text:p>
      <text:p text:style-name="Standard"><text:s text:c="6"/>&lt;pose frame=''&gt;-1.3373 -0.651664 0 0 -0 0&lt;/pose&gt; <text:s/></text:p>
      <text:p text:style-name="Standard"><text:s text:c="4"/>&lt;/model&gt;</text:p>
      <text:p text:style-name="Standard"/>
      <text:p text:style-name="P1">pose frame 으로 위치 잡아준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0:58:42.712714637</meta:creation-date>
    <dc:date>2019-08-21T21:13:02.492543753</dc:date>
    <meta:editing-duration>PT2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89" meta:character-count="1168" meta:non-whitespace-character-count="782"/>
  </office:meta>
</office:document-meta>
</file>